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7.784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4.325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5.0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Default"/>
        <table:table-column table:style-name="co3" table:number-columns-repeated="16370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Montante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Taxa Selic a.a. →</text:p>
          </table:table-cell>
          <table:table-cell table:style-name="ce6" office:value-type="percentage" office:value="0.1375" calcext:value-type="percentage">
            <text:p>13,75%</text:p>
          </table:table-cell>
          <table:table-cell/>
          <table:table-cell office:value-type="string" calcext:value-type="string">
            <text:p>Valor por ação</text:p>
          </table:table-cell>
          <table:table-cell table:style-name="ce1" office:value-type="string" calcext:value-type="string">
            <text:p>Lucro por ação</text:p>
          </table:table-cell>
          <table:table-cell office:value-type="string" calcext:value-type="string">
            <text:p>Número de ações</text:p>
          </table:table-cell>
          <table:table-cell office:value-type="string" calcext:value-type="string">
            <text:p>Lucro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4]+[.$F$5])*-1" office:value-type="float" office:value="-9066.85" calcext:value-type="float">
            <text:p>-9.066,85</text:p>
          </table:table-cell>
          <table:table-cell table:style-name="ce2" table:formula="of:=[.F15]" office:value-type="float" office:value="220177.375096" calcext:value-type="float">
            <text:p>220.177,38</text:p>
          </table:table-cell>
          <table:table-cell table:style-name="ce3" office:value-type="date" office:date-value="2020-01-01" calcext:value-type="date">
            <text:p>01/01/20</text:p>
          </table:table-cell>
          <table:table-cell table:style-name="ce5" office:value-type="string" calcext:value-type="string">
            <text:p>Taxa de correção a.m. →</text:p>
          </table:table-cell>
          <table:table-cell table:style-name="ce7" table:formula="of:=POWER([.F1]+1;1/12)" office:value-type="float" office:value="1.01079391108213" calcext:value-type="float">
            <text:p>1,01079</text:p>
          </table:table-cell>
          <table:table-cell/>
          <table:table-cell table:style-name="ce2" office:value-type="float" office:value="87.449997" calcext:value-type="float">
            <text:p>87,45</text:p>
          </table:table-cell>
          <table:table-cell office:value-type="float" office:value="4.26" calcext:value-type="float">
            <text:p>4,26</text:p>
          </table:table-cell>
          <table:table-cell table:formula="of:=[.$F$10]+FLOOR([.$F$9]/[.H2])" office:value-type="float" office:value="2313" calcext:value-type="float">
            <text:p>2313</text:p>
          </table:table-cell>
          <table:table-cell table:formula="of:=[.J2]*[.I2]" office:value-type="float" office:value="9853.38" calcext:value-type="float">
            <text:p>9.853,3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([.C2]*[.$F$2])+[.B2])" office:value-type="float" office:value="213487.100105084" calcext:value-type="float">
            <text:p>213.487,10</text:p>
          </table:table-cell>
          <table:table-cell table:style-name="ce3" office:value-type="date" office:date-value="2020-02-01" calcext:value-type="date">
            <text:p>01/02/20</text:p>
          </table:table-cell>
          <table:table-cell table:style-name="ce5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]*[.$F$2])+[.B3]" office:value-type="float" office:value="215097.6908808" calcext:value-type="float">
            <text:p>215.097,69</text:p>
          </table:table-cell>
          <table:table-cell table:style-name="ce3" office:value-type="date" office:date-value="2020-03-01" calcext:value-type="date">
            <text:p>01/03/20</text:p>
          </table:table-cell>
          <table:table-cell table:style-name="ce5" office:value-type="string" calcext:value-type="string">
            <text:p>Sinal →</text:p>
          </table:table-cell>
          <table:table-cell table:style-name="ce2" office:value-type="float" office:value="8373.08" calcext:value-type="float">
            <text:p>8.373,08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]*[.$F$2])+[.B4]" office:value-type="float" office:value="216725.666230139" calcext:value-type="float">
            <text:p>216.725,67</text:p>
          </table:table-cell>
          <table:table-cell table:style-name="ce3" office:value-type="date" office:date-value="2020-04-01" calcext:value-type="date">
            <text:p>01/04/20</text:p>
          </table:table-cell>
          <table:table-cell table:style-name="ce5" office:value-type="string" calcext:value-type="string">
            <text:p>Prestação do apto. →</text:p>
          </table:table-cell>
          <table:table-cell table:style-name="ce2" office:value-type="float" office:value="693.77" calcext:value-type="float">
            <text:p>693,77</text:p>
          </table:table-cell>
          <table:table-cell/>
          <table:table-cell table:style-name="ce2" office:value-type="float" office:value="98.5" calcext:value-type="float">
            <text:p>98,50</text:p>
          </table:table-cell>
          <table:table-cell office:value-type="float" office:value="1.469" calcext:value-type="float">
            <text:p>1,47</text:p>
          </table:table-cell>
          <table:table-cell table:formula="of:=[.J2]+FLOOR([.$F$9]/[.H2])" office:value-type="float" office:value="2333" calcext:value-type="float">
            <text:p>2333</text:p>
          </table:table-cell>
          <table:table-cell table:formula="of:=[.J5]*[.I5]" office:value-type="float" office:value="3427.177" calcext:value-type="float">
            <text:p>3.427,1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]*[.$F$2])+[.B5]" office:value-type="float" office:value="218371.213800643" calcext:value-type="float">
            <text:p>218.371,21</text:p>
          </table:table-cell>
          <table:table-cell table:style-name="ce3" office:value-type="date" office:date-value="2020-05-01" calcext:value-type="date">
            <text:p>01/05/20</text:p>
          </table:table-cell>
          <table:table-cell table:style-name="ce5" office:value-type="string" calcext:value-type="string">
            <text:p>Anuais →</text:p>
          </table:table-cell>
          <table:table-cell table:style-name="ce2" office:value-type="float" office:value="5310" calcext:value-type="float">
            <text:p>5.310,00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]*[.$F$2])+[.B6]" office:value-type="float" office:value="220034.523265305" calcext:value-type="float">
            <text:p>220.034,52</text:p>
          </table:table-cell>
          <table:table-cell table:style-name="ce3" office:value-type="date" office:date-value="2020-06-01" calcext:value-type="date">
            <text:p>01/06/20</text:p>
          </table:table-cell>
          <table:table-cell table:style-name="ce5" office:value-type="string" calcext:value-type="string">
            <text:p>Chave →</text:p>
          </table:table-cell>
          <table:table-cell table:style-name="ce2" office:value-type="float" office:value="23875.24" calcext:value-type="float">
            <text:p>23.875,24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]*[.$F$2])+[.B7]" office:value-type="float" office:value="221715.78634443" calcext:value-type="float">
            <text:p>221.715,79</text:p>
          </table:table-cell>
          <table:table-cell table:style-name="ce3" office:value-type="date" office:date-value="2020-07-01" calcext:value-type="date">
            <text:p>01/07/20</text:p>
          </table:table-cell>
          <table:table-cell table:style-name="Default" table:number-columns-repeated="2"/>
          <table:table-cell/>
          <table:table-cell table:style-name="ce2" office:value-type="float" office:value="113.410004" calcext:value-type="float">
            <text:p>113,41</text:p>
          </table:table-cell>
          <table:table-cell office:value-type="float" office:value="2.41" calcext:value-type="float">
            <text:p>2,41</text:p>
          </table:table-cell>
          <table:table-cell table:formula="of:=[.J5]+FLOOR([.$F$9]/[.H5])" office:value-type="float" office:value="2351" calcext:value-type="float">
            <text:p>2351</text:p>
          </table:table-cell>
          <table:table-cell table:formula="of:=[.J8]*[.I8]" office:value-type="float" office:value="5665.91" calcext:value-type="float">
            <text:p>5.665,91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8]*[.$F$2])+[.B8]" office:value-type="float" office:value="223415.196827737" calcext:value-type="float">
            <text:p>223.415,20</text:p>
          </table:table-cell>
          <table:table-cell table:style-name="ce3" office:value-type="date" office:date-value="2020-08-01" calcext:value-type="date">
            <text:p>01/08/20</text:p>
          </table:table-cell>
          <table:table-cell table:style-name="ce12" office:value-type="string" calcext:value-type="string">
            <text:p>Investimento mensal →</text:p>
          </table:table-cell>
          <table:table-cell table:style-name="ce2" office:value-type="float" office:value="1800" calcext:value-type="float">
            <text:p>1.800,00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9]*[.$F$2])+[.B9]" office:value-type="float" office:value="225132.950596692" calcext:value-type="float">
            <text:p>225.132,95</text:p>
          </table:table-cell>
          <table:table-cell table:style-name="ce3" office:value-type="date" office:date-value="2020-09-01" calcext:value-type="date">
            <text:p>01/09/20</text:p>
          </table:table-cell>
          <table:table-cell table:style-name="ce5" office:value-type="string" calcext:value-type="string">
            <text:p>Número de ações inic. →</text:p>
          </table:table-cell>
          <table:table-cell table:style-name="ce16" office:value-type="float" office:value="2293" calcext:value-type="float">
            <text:p>2.293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0]*[.$F$2])+[.B10]" office:value-type="float" office:value="226869.245647091" calcext:value-type="float">
            <text:p>226.869,25</text:p>
          </table:table-cell>
          <table:table-cell table:style-name="ce3" office:value-type="date" office:date-value="2020-10-01" calcext:value-type="date">
            <text:p>01/10/20</text:p>
          </table:table-cell>
          <table:table-cell table:style-name="ce13"/>
          <table:table-cell table:number-columns-repeated="2"/>
          <table:table-cell table:style-name="ce2" office:value-type="float" office:value="76.75" calcext:value-type="float">
            <text:p>76,75</text:p>
          </table:table-cell>
          <table:table-cell office:value-type="float" office:value="0" calcext:value-type="float">
            <text:p>0,00</text:p>
          </table:table-cell>
          <table:table-cell table:formula="of:=[.J8]+FLOOR([.$F$9]/[.H8])" office:value-type="float" office:value="2366" calcext:value-type="float">
            <text:p>2366</text:p>
          </table:table-cell>
          <table:table-cell table:formula="of:=[.J11]*[.I11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1]*[.$F$2])+[.B11]" office:value-type="float" office:value="228624.282111876" calcext:value-type="float">
            <text:p>228.624,28</text:p>
          </table:table-cell>
          <table:table-cell table:style-name="ce3" office:value-type="date" office:date-value="2020-11-01" calcext:value-type="date">
            <text:p>01/11/20</text:p>
          </table:table-cell>
          <table:table-cell table:style-name="ce5" office:value-type="string" calcext:value-type="string">
            <text:p>Número de ações fin. →</text:p>
          </table:table-cell>
          <table:table-cell table:style-name="ce2" table:formula="of:=[.J23]" office:value-type="float" office:value="2452" calcext:value-type="float">
            <text:p>2.452,00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2]*[.$F$2])+[.B12]" office:value-type="float" office:value="230398.262284208" calcext:value-type="float">
            <text:p>230.398,26</text:p>
          </table:table-cell>
          <table:table-cell table:style-name="ce3" office:value-type="date" office:date-value="2020-12-01" calcext:value-type="date">
            <text:p>01/12/20</text:p>
          </table:table-cell>
          <table:table-cell table:style-name="ce12" office:value-type="string" calcext:value-type="string">
            <text:p>Valor das ações →</text:p>
          </table:table-cell>
          <table:table-cell table:style-name="ce2" table:formula="of:=[.F12]*[.H23]" office:value-type="float" office:value="179584.475096" calcext:value-type="float">
            <text:p>179.584,48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13]*[.$F$2])+[.B13]" office:value-type="float" office:value="232191.390640782" calcext:value-type="float">
            <text:p>232.191,39</text:p>
          </table:table-cell>
          <table:table-cell table:style-name="ce3" office:value-type="date" office:date-value="2021-01-01" calcext:value-type="date">
            <text:p>01/01/21</text:p>
          </table:table-cell>
          <table:table-cell table:style-name="ce5" office:value-type="string" calcext:value-type="string">
            <text:p>Rendimento total →</text:p>
          </table:table-cell>
          <table:table-cell table:style-name="ce2" table:formula="of:=[.K24]" office:value-type="float" office:value="40592.9" calcext:value-type="float">
            <text:p>40.592,90</text:p>
          </table:table-cell>
          <table:table-cell/>
          <table:table-cell table:style-name="ce2" office:value-type="float" office:value="79" calcext:value-type="float">
            <text:p>79,00</text:p>
          </table:table-cell>
          <table:table-cell office:value-type="float" office:value="0" calcext:value-type="float">
            <text:p>0,00</text:p>
          </table:table-cell>
          <table:table-cell table:formula="of:=[.J11]+FLOOR([.$F$9]/[.H11])" office:value-type="float" office:value="2389" calcext:value-type="float">
            <text:p>2389</text:p>
          </table:table-cell>
          <table:table-cell table:formula="of:=[.J14]*[.I14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4]*[.$F$2])+[.B14]" office:value-type="float" office:value="228693.873865395" calcext:value-type="float">
            <text:p>228.693,87</text:p>
          </table:table-cell>
          <table:table-cell table:style-name="ce3" office:value-type="date" office:date-value="2021-02-01" calcext:value-type="date">
            <text:p>01/02/21</text:p>
          </table:table-cell>
          <table:table-cell table:style-name="ce13" office:value-type="string" calcext:value-type="string">
            <text:p>Patrimônio total →</text:p>
          </table:table-cell>
          <table:table-cell table:style-name="ce2" table:formula="of:=[.F13]+[.F14]" office:value-type="float" office:value="220177.375096" calcext:value-type="float">
            <text:p>220.177,38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5]*[.$F$2])+[.B15]" office:value-type="float" office:value="230468.605204926" calcext:value-type="float">
            <text:p>230.468,61</text:p>
          </table:table-cell>
          <table:table-cell table:style-name="ce3" office:value-type="date" office:date-value="2021-03-01" calcext:value-type="date">
            <text:p>01/03/21</text:p>
          </table:table-cell>
          <table:table-cell table:style-name="ce5"/>
          <table:table-cell table:style-name="ce16"/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6]*[.$F$2])+[.B16]" office:value-type="float" office:value="232262.492836731" calcext:value-type="float">
            <text:p>232.262,49</text:p>
          </table:table-cell>
          <table:table-cell table:style-name="ce3" office:value-type="date" office:date-value="2021-04-01" calcext:value-type="date">
            <text:p>01/04/21</text:p>
          </table:table-cell>
          <table:table-cell table:style-name="ce5" office:value-type="string" calcext:value-type="string">
            <text:p>Restante após <text:s text:c="4"/></text:p>
          </table:table-cell>
          <table:table-cell table:style-name="ce2"/>
          <table:table-cell/>
          <table:table-cell table:style-name="ce2" office:value-type="float" office:value="96.779999" calcext:value-type="float">
            <text:p>96,78</text:p>
          </table:table-cell>
          <table:table-cell office:value-type="float" office:value="0.72" calcext:value-type="float">
            <text:p>0,72</text:p>
          </table:table-cell>
          <table:table-cell table:formula="of:=[.J14]+FLOOR([.$F$9]/[.H14])" office:value-type="float" office:value="2411" calcext:value-type="float">
            <text:p>2411</text:p>
          </table:table-cell>
          <table:table-cell table:formula="of:=[.J17]*[.I17]" office:value-type="float" office:value="1735.92" calcext:value-type="float">
            <text:p>1.735,92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7]*[.$F$2])+[.B17]" office:value-type="float" office:value="234075.743532126" calcext:value-type="float">
            <text:p>234.075,74</text:p>
          </table:table-cell>
          <table:table-cell table:style-name="ce3" office:value-type="date" office:date-value="2021-05-01" calcext:value-type="date">
            <text:p>01/05/21</text:p>
          </table:table-cell>
          <table:table-cell table:style-name="ce13" office:value-type="string" calcext:value-type="string">
            <text:p>Financiamento →</text:p>
          </table:table-cell>
          <table:table-cell table:style-name="ce2" table:formula="of:=[.C81]" office:value-type="float" office:value="360978.146327947" calcext:value-type="float">
            <text:p>360.978,15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8]*[.$F$2])+[.B18]" office:value-type="float" office:value="235908.566294295" calcext:value-type="float">
            <text:p>235.908,57</text:p>
          </table:table-cell>
          <table:table-cell table:style-name="ce3" office:value-type="date" office:date-value="2021-06-01" calcext:value-type="date">
            <text:p>01/06/21</text:p>
          </table:table-cell>
          <table:table-cell table:style-name="ce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19]*[.$F$2])+[.B19]" office:value-type="float" office:value="237761.172382389" calcext:value-type="float">
            <text:p>237.761,17</text:p>
          </table:table-cell>
          <table:table-cell table:style-name="ce3" office:value-type="date" office:date-value="2021-07-01" calcext:value-type="date">
            <text:p>01/07/21</text:p>
          </table:table-cell>
          <table:table-cell table:style-name="ce3"/>
          <table:table-cell table:number-columns-repeated="2"/>
          <table:table-cell table:style-name="ce2" office:value-type="float" office:value="75.519997" calcext:value-type="float">
            <text:p>75,52</text:p>
          </table:table-cell>
          <table:table-cell office:value-type="float" office:value="8.197" calcext:value-type="float">
            <text:p>8,20</text:p>
          </table:table-cell>
          <table:table-cell table:formula="of:=[.J17]+FLOOR([.$F$9]/[.H17])" office:value-type="float" office:value="2429" calcext:value-type="float">
            <text:p>2429</text:p>
          </table:table-cell>
          <table:table-cell table:formula="of:=[.J20]*[.I20]" office:value-type="float" office:value="19910.513" calcext:value-type="float">
            <text:p>19.910,51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0]*[.$F$2])+[.B20]" office:value-type="float" office:value="239633.775335868" calcext:value-type="float">
            <text:p>239.633,78</text:p>
          </table:table-cell>
          <table:table-cell table:style-name="ce3" office:value-type="date" office:date-value="2021-08-01" calcext:value-type="date">
            <text:p>01/08/21</text:p>
          </table:table-cell>
          <table:table-cell table:style-name="ce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1]*[.$F$2])+[.B21]" office:value-type="float" office:value="241526.590999119" calcext:value-type="float">
            <text:p>241.526,59</text:p>
          </table:table-cell>
          <table:table-cell table:style-name="ce3" office:value-type="date" office:date-value="2021-09-01" calcext:value-type="date">
            <text:p>01/09/21</text:p>
          </table:table-cell>
          <table:table-cell table:style-name="ce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2]*[.$F$2])+[.B22]" office:value-type="float" office:value="243439.837546334" calcext:value-type="float">
            <text:p>243.439,84</text:p>
          </table:table-cell>
          <table:table-cell table:style-name="ce3" office:value-type="date" office:date-value="2021-10-01" calcext:value-type="date">
            <text:p>01/10/21</text:p>
          </table:table-cell>
          <table:table-cell table:style-name="ce3"/>
          <table:table-cell table:number-columns-repeated="2"/>
          <table:table-cell table:style-name="ce2" office:value-type="float" office:value="73.239998" calcext:value-type="float">
            <text:p>73,24</text:p>
          </table:table-cell>
          <table:table-cell office:value-type="float" office:value="0" calcext:value-type="float">
            <text:p>0,00</text:p>
          </table:table-cell>
          <table:table-cell table:formula="of:=[.J20]+FLOOR([.$F$9]/[.H20])" office:value-type="float" office:value="2452" calcext:value-type="float">
            <text:p>2452</text:p>
          </table:table-cell>
          <table:table-cell table:formula="of:=[.J23]*[.I23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3]*[.$F$2])+[.B23]" office:value-type="float" office:value="245373.735506658" calcext:value-type="float">
            <text:p>245.373,74</text:p>
          </table:table-cell>
          <table:table-cell table:style-name="ce3" office:value-type="date" office:date-value="2021-11-01" calcext:value-type="date">
            <text:p>01/11/21</text:p>
          </table:table-cell>
          <table:table-cell table:style-name="ce3"/>
          <table:table-cell table:number-columns-repeated="4"/>
          <table:table-cell table:style-name="ce5" office:value-type="string" calcext:value-type="string">
            <text:p>Total: </text:p>
          </table:table-cell>
          <table:table-cell table:formula="of:=SUM([.K2:.K23])" office:value-type="float" office:value="40592.9" calcext:value-type="float">
            <text:p>40.592,9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4]*[.$F$2])+[.B24]" office:value-type="float" office:value="247328.507789608" calcext:value-type="float">
            <text:p>247.328,51</text:p>
          </table:table-cell>
          <table:table-cell table:style-name="ce3" office:value-type="date" office:date-value="2021-12-01" calcext:value-type="date">
            <text:p>01/12/21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25]*[.$F$2])+[.B25]" office:value-type="float" office:value="249304.379710765" calcext:value-type="float">
            <text:p>249.304,38</text:p>
          </table:table-cell>
          <table:table-cell table:style-name="ce3" office:value-type="date" office:date-value="2022-01-01" calcext:value-type="date">
            <text:p>01/01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6]*[.$F$2])+[.B26]" office:value-type="float" office:value="245991.579017749" calcext:value-type="float">
            <text:p>245.991,58</text:p>
          </table:table-cell>
          <table:table-cell table:style-name="ce3" office:value-type="date" office:date-value="2022-02-01" calcext:value-type="date">
            <text:p>01/02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7]*[.$F$2])+[.B27]" office:value-type="float" office:value="247953.02024862" calcext:value-type="float">
            <text:p>247.953,02</text:p>
          </table:table-cell>
          <table:table-cell table:style-name="ce3" office:value-type="date" office:date-value="2022-03-01" calcext:value-type="date">
            <text:p>01/03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8]*[.$F$2])+[.B28]" office:value-type="float" office:value="249935.63310173" calcext:value-type="float">
            <text:p>249.935,63</text:p>
          </table:table-cell>
          <table:table-cell table:style-name="ce3" office:value-type="date" office:date-value="2022-04-01" calcext:value-type="date">
            <text:p>01/04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9]*[.$F$2])+[.B29]" office:value-type="float" office:value="251939.646101686" calcext:value-type="float">
            <text:p>251.939,65</text:p>
          </table:table-cell>
          <table:table-cell table:style-name="ce3" office:value-type="date" office:date-value="2022-05-01" calcext:value-type="date">
            <text:p>01/05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0]*[.$F$2])+[.B30]" office:value-type="float" office:value="253965.290239772" calcext:value-type="float">
            <text:p>253.965,29</text:p>
          </table:table-cell>
          <table:table-cell table:style-name="ce3" office:value-type="date" office:date-value="2022-06-01" calcext:value-type="date">
            <text:p>01/06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1]*[.$F$2])+[.B31]" office:value-type="float" office:value="256012.799000568" calcext:value-type="float">
            <text:p>256.012,80</text:p>
          </table:table-cell>
          <table:table-cell table:style-name="ce3" office:value-type="date" office:date-value="2022-07-01" calcext:value-type="date">
            <text:p>01/07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2]*[.$F$2])+[.B32]" office:value-type="float" office:value="258082.408388868" calcext:value-type="float">
            <text:p>258.082,41</text:p>
          </table:table-cell>
          <table:table-cell table:style-name="ce3" office:value-type="date" office:date-value="2022-08-01" calcext:value-type="date">
            <text:p>01/08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3]*[.$F$2])+[.B33]" office:value-type="float" office:value="260174.35695688" calcext:value-type="float">
            <text:p>260.174,36</text:p>
          </table:table-cell>
          <table:table-cell table:style-name="ce3" office:value-type="date" office:date-value="2022-09-01" calcext:value-type="date">
            <text:p>01/09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4]*[.$F$2])+[.B34]" office:value-type="float" office:value="262288.885831723" calcext:value-type="float">
            <text:p>262.288,89</text:p>
          </table:table-cell>
          <table:table-cell table:style-name="ce3" office:value-type="date" office:date-value="2022-10-01" calcext:value-type="date">
            <text:p>01/10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5]*[.$F$2])+[.B35]" office:value-type="float" office:value="264426.238743223" calcext:value-type="float">
            <text:p>264.426,24</text:p>
          </table:table-cell>
          <table:table-cell table:style-name="ce3" office:value-type="date" office:date-value="2022-11-01" calcext:value-type="date">
            <text:p>01/11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6]*[.$F$2])+[.B36]" office:value-type="float" office:value="266586.662052" calcext:value-type="float">
            <text:p>266.586,66</text:p>
          </table:table-cell>
          <table:table-cell table:style-name="ce3" office:value-type="date" office:date-value="2022-12-01" calcext:value-type="date">
            <text:p>01/12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37]*[.$F$2])+[.B37]" office:value-type="float" office:value="268770.404777871" calcext:value-type="float">
            <text:p>268.770,40</text:p>
          </table:table-cell>
          <table:table-cell table:style-name="ce3" office:value-type="date" office:date-value="2023-01-01" calcext:value-type="date">
            <text:p>01/01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8]*[.$F$2])+[.B38]" office:value-type="float" office:value="265667.718628552" calcext:value-type="float">
            <text:p>265.667,72</text:p>
          </table:table-cell>
          <table:table-cell table:style-name="ce3" office:value-type="date" office:date-value="2023-02-01" calcext:value-type="date">
            <text:p>01/02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9]*[.$F$2])+[.B39]" office:value-type="float" office:value="267841.542360822" calcext:value-type="float">
            <text:p>267.841,54</text:p>
          </table:table-cell>
          <table:table-cell table:style-name="ce3" office:value-type="date" office:date-value="2023-03-01" calcext:value-type="date">
            <text:p>01/03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0]*[.$F$2])+[.B40]" office:value-type="float" office:value="270038.830153166" calcext:value-type="float">
            <text:p>270.038,83</text:p>
          </table:table-cell>
          <table:table-cell table:style-name="ce3" office:value-type="date" office:date-value="2023-04-01" calcext:value-type="date">
            <text:p>01/04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1]*[.$F$2])+[.B41]" office:value-type="float" office:value="272259.835274562" calcext:value-type="float">
            <text:p>272.259,84</text:p>
          </table:table-cell>
          <table:table-cell table:style-name="ce3" office:value-type="date" office:date-value="2023-05-01" calcext:value-type="date">
            <text:p>01/05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2]*[.$F$2])+[.B42]" office:value-type="float" office:value="274504.813727751" calcext:value-type="float">
            <text:p>274.504,81</text:p>
          </table:table-cell>
          <table:table-cell table:style-name="ce3" office:value-type="date" office:date-value="2023-06-01" calcext:value-type="date">
            <text:p>01/06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3]*[.$F$2])+[.B43]" office:value-type="float" office:value="276774.024278746" calcext:value-type="float">
            <text:p>276.774,02</text:p>
          </table:table-cell>
          <table:table-cell table:style-name="ce3" office:value-type="date" office:date-value="2023-07-01" calcext:value-type="date">
            <text:p>01/07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4]*[.$F$2])+[.B44]" office:value-type="float" office:value="279067.728486655" calcext:value-type="float">
            <text:p>279.067,73</text:p>
          </table:table-cell>
          <table:table-cell table:style-name="ce3" office:value-type="date" office:date-value="2023-08-01" calcext:value-type="date">
            <text:p>01/08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5]*[.$F$2])+[.B45]" office:value-type="float" office:value="281386.190733832" calcext:value-type="float">
            <text:p>281.386,19</text:p>
          </table:table-cell>
          <table:table-cell table:style-name="ce3" office:value-type="date" office:date-value="2023-09-01" calcext:value-type="date">
            <text:p>01/09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6]*[.$F$2])+[.B46]" office:value-type="float" office:value="283729.678256353" calcext:value-type="float">
            <text:p>283.729,68</text:p>
          </table:table-cell>
          <table:table-cell table:style-name="ce3" office:value-type="date" office:date-value="2023-10-01" calcext:value-type="date">
            <text:p>01/10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7]*[.$F$2])+[.B47]" office:value-type="float" office:value="286098.461174814" calcext:value-type="float">
            <text:p>286.098,46</text:p>
          </table:table-cell>
          <table:table-cell table:style-name="ce3" office:value-type="date" office:date-value="2023-11-01" calcext:value-type="date">
            <text:p>01/11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8]*[.$F$2])+[.B48]" office:value-type="float" office:value="288492.81252547" calcext:value-type="float">
            <text:p>288.492,81</text:p>
          </table:table-cell>
          <table:table-cell table:style-name="ce3" office:value-type="date" office:date-value="2023-12-01" calcext:value-type="date">
            <text:p>01/12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49]*[.$F$2])+[.B49]" office:value-type="float" office:value="290913.008291704" calcext:value-type="float">
            <text:p>290.913,01</text:p>
          </table:table-cell>
          <table:table-cell table:style-name="ce3" office:value-type="date" office:date-value="2024-01-01" calcext:value-type="date">
            <text:p>01/01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0]*[.$F$2])+[.B50]" office:value-type="float" office:value="288049.32743584" calcext:value-type="float">
            <text:p>288.049,33</text:p>
          </table:table-cell>
          <table:table-cell table:style-name="ce3" office:value-type="date" office:date-value="2024-02-01" calcext:value-type="date">
            <text:p>01/02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1]*[.$F$2])+[.B51]" office:value-type="float" office:value="290464.736263451" calcext:value-type="float">
            <text:p>290.464,74</text:p>
          </table:table-cell>
          <table:table-cell table:style-name="ce3" office:value-type="date" office:date-value="2024-03-01" calcext:value-type="date">
            <text:p>01/03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2]*[.$F$2])+[.B52]" office:value-type="float" office:value="292906.216799173" calcext:value-type="float">
            <text:p>292.906,22</text:p>
          </table:table-cell>
          <table:table-cell table:style-name="ce3" office:value-type="date" office:date-value="2024-04-01" calcext:value-type="date">
            <text:p>01/04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3]*[.$F$2])+[.B53]" office:value-type="float" office:value="295374.050458707" calcext:value-type="float">
            <text:p>295.374,05</text:p>
          </table:table-cell>
          <table:table-cell table:style-name="ce3" office:value-type="date" office:date-value="2024-05-01" calcext:value-type="date">
            <text:p>01/05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4]*[.$F$2])+[.B54]" office:value-type="float" office:value="297868.521695328" calcext:value-type="float">
            <text:p>297.868,52</text:p>
          </table:table-cell>
          <table:table-cell table:style-name="ce3" office:value-type="date" office:date-value="2024-06-01" calcext:value-type="date">
            <text:p>01/06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5]*[.$F$2])+[.B55]" office:value-type="float" office:value="300389.918032673" calcext:value-type="float">
            <text:p>300.389,92</text:p>
          </table:table-cell>
          <table:table-cell table:style-name="ce3" office:value-type="date" office:date-value="2024-07-01" calcext:value-type="date">
            <text:p>01/07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6]*[.$F$2])+[.B56]" office:value-type="float" office:value="302938.530097887" calcext:value-type="float">
            <text:p>302.938,53</text:p>
          </table:table-cell>
          <table:table-cell table:style-name="ce3" office:value-type="date" office:date-value="2024-08-01" calcext:value-type="date">
            <text:p>01/08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7]*[.$F$2])+[.B57]" office:value-type="float" office:value="305514.651655115" calcext:value-type="float">
            <text:p>305.514,65</text:p>
          </table:table-cell>
          <table:table-cell table:style-name="ce3" office:value-type="date" office:date-value="2024-09-01" calcext:value-type="date">
            <text:p>01/09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8]*[.$F$2])+[.B58]" office:value-type="float" office:value="308118.579639369" calcext:value-type="float">
            <text:p>308.118,58</text:p>
          </table:table-cell>
          <table:table-cell table:style-name="ce3" office:value-type="date" office:date-value="2024-10-01" calcext:value-type="date">
            <text:p>01/10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9]*[.$F$2])+[.B59]" office:value-type="float" office:value="310750.614190749" calcext:value-type="float">
            <text:p>310.750,61</text:p>
          </table:table-cell>
          <table:table-cell table:style-name="ce3" office:value-type="date" office:date-value="2024-11-01" calcext:value-type="date">
            <text:p>01/11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0]*[.$F$2])+[.B60]" office:value-type="float" office:value="313411.058689042" calcext:value-type="float">
            <text:p>313.411,06</text:p>
          </table:table-cell>
          <table:table-cell table:style-name="ce3" office:value-type="date" office:date-value="2024-12-01" calcext:value-type="date">
            <text:p>01/12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61]*[.$F$2])+[.B61]" office:value-type="float" office:value="316100.219788689" calcext:value-type="float">
            <text:p>316.100,22</text:p>
          </table:table-cell>
          <table:table-cell table:style-name="ce3" office:value-type="date" office:date-value="2025-01-01" calcext:value-type="date">
            <text:p>01/01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2]*[.$F$2])+[.B62]" office:value-type="float" office:value="313508.40745413" calcext:value-type="float">
            <text:p>313.508,41</text:p>
          </table:table-cell>
          <table:table-cell table:style-name="ce3" office:value-type="date" office:date-value="2025-02-01" calcext:value-type="date">
            <text:p>01/02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3]*[.$F$2])+[.B63]" office:value-type="float" office:value="316198.619327691" calcext:value-type="float">
            <text:p>316.198,62</text:p>
          </table:table-cell>
          <table:table-cell table:style-name="ce3" office:value-type="date" office:date-value="2025-03-01" calcext:value-type="date">
            <text:p>01/03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4]*[.$F$2])+[.B64]" office:value-type="float" office:value="318917.869109007" calcext:value-type="float">
            <text:p>318.917,87</text:p>
          </table:table-cell>
          <table:table-cell table:style-name="ce3" office:value-type="date" office:date-value="2025-04-01" calcext:value-type="date">
            <text:p>01/04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5]*[.$F$2])+[.B65]" office:value-type="float" office:value="321666.470230673" calcext:value-type="float">
            <text:p>321.666,47</text:p>
          </table:table-cell>
          <table:table-cell table:style-name="ce3" office:value-type="date" office:date-value="2025-05-01" calcext:value-type="date">
            <text:p>01/05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6]*[.$F$2])+[.B66]" office:value-type="float" office:value="324444.739508446" calcext:value-type="float">
            <text:p>324.444,74</text:p>
          </table:table-cell>
          <table:table-cell table:style-name="ce3" office:value-type="date" office:date-value="2025-06-01" calcext:value-type="date">
            <text:p>01/06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7]*[.$F$2])+[.B67]" office:value-type="float" office:value="327252.997177766" calcext:value-type="float">
            <text:p>327.253,00</text:p>
          </table:table-cell>
          <table:table-cell table:style-name="ce3" office:value-type="date" office:date-value="2025-07-01" calcext:value-type="date">
            <text:p>01/07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8]*[.$F$2])+[.B68]" office:value-type="float" office:value="330091.566930664" calcext:value-type="float">
            <text:p>330.091,57</text:p>
          </table:table-cell>
          <table:table-cell table:style-name="ce3" office:value-type="date" office:date-value="2025-08-01" calcext:value-type="date">
            <text:p>01/08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9]*[.$F$2])+[.B69]" office:value-type="float" office:value="332960.775953075" calcext:value-type="float">
            <text:p>332.960,78</text:p>
          </table:table-cell>
          <table:table-cell table:style-name="ce3" office:value-type="date" office:date-value="2025-09-01" calcext:value-type="date">
            <text:p>01/09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0]*[.$F$2])+[.B70]" office:value-type="float" office:value="335860.95496255" calcext:value-type="float">
            <text:p>335.860,95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1]*[.$F$2])+[.B71]" office:value-type="float" office:value="338792.438246376" calcext:value-type="float">
            <text:p>338.792,44</text:p>
          </table:table-cell>
          <table:table-cell table:style-name="ce3" office:value-type="date" office:date-value="2025-11-01" calcext:value-type="date">
            <text:p>01/11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2]*[.$F$2])+[.B72]" office:value-type="float" office:value="341755.563700106" calcext:value-type="float">
            <text:p>341.755,56</text:p>
          </table:table-cell>
          <table:table-cell table:style-name="ce3" office:value-type="date" office:date-value="2025-12-01" calcext:value-type="date">
            <text:p>01/12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73]*[.$F$2])+[.B73]" office:value-type="float" office:value="344750.672866509" calcext:value-type="float">
            <text:p>344.750,67</text:p>
          </table:table-cell>
          <table:table-cell table:style-name="ce3" office:value-type="date" office:date-value="2026-01-01" calcext:value-type="date">
            <text:p>01/01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4]*[.$F$2])+[.B74]" office:value-type="float" office:value="342468.110974935" calcext:value-type="float">
            <text:p>342.468,11</text:p>
          </table:table-cell>
          <table:table-cell table:style-name="ce3" office:value-type="date" office:date-value="2026-02-01" calcext:value-type="date">
            <text:p>01/02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5]*[.$F$2])+[.B75]" office:value-type="float" office:value="345470.911313265" calcext:value-type="float">
            <text:p>345.470,91</text:p>
          </table:table-cell>
          <table:table-cell table:style-name="ce3" office:value-type="date" office:date-value="2026-03-01" calcext:value-type="date">
            <text:p>01/03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6]*[.$F$2])+[.B76]" office:value-type="float" office:value="348506.123611443" calcext:value-type="float">
            <text:p>348.506,12</text:p>
          </table:table-cell>
          <table:table-cell table:style-name="ce3" office:value-type="date" office:date-value="2026-04-01" calcext:value-type="date">
            <text:p>01/04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7]*[.$F$2])+[.B77]" office:value-type="float" office:value="351574.097721284" calcext:value-type="float">
            <text:p>351.574,10</text:p>
          </table:table-cell>
          <table:table-cell table:style-name="ce3" office:value-type="date" office:date-value="2026-05-01" calcext:value-type="date">
            <text:p>01/05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8]*[.$F$2])+[.B78]" office:value-type="float" office:value="354675.187270868" calcext:value-type="float">
            <text:p>354.675,19</text:p>
          </table:table-cell>
          <table:table-cell table:style-name="ce3" office:value-type="date" office:date-value="2026-06-01" calcext:value-type="date">
            <text:p>01/06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9]*[.$F$2])+[.B79]" office:value-type="float" office:value="357809.749705308" calcext:value-type="float">
            <text:p>357.809,75</text:p>
          </table:table-cell>
          <table:table-cell table:style-name="ce3" office:value-type="date" office:date-value="2026-07-01" calcext:value-type="date">
            <text:p>01/07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F7]+[.F5])*-1" office:value-type="float" office:value="-24569.01" calcext:value-type="float">
            <text:p>-24.569,01</text:p>
          </table:table-cell>
          <table:table-cell table:style-name="ce2" table:formula="of:=([.C80]*[.$F$2])+[.B80]" office:value-type="float" office:value="360978.146327947" calcext:value-type="float">
            <text:p>360.978,15</text:p>
          </table:table-cell>
          <table:table-cell table:style-name="ce3" office:value-type="date" office:date-value="2026-08-01" calcext:value-type="date">
            <text:p>01/08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1])" office:value-type="float" office:value="-119609.92" calcext:value-type="float">
            <text:p>-119.609,92</text:p>
          </table:table-cell>
          <table:table-cell table:style-name="ce2"/>
          <table:table-cell/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 table:number-columns-repeated="16379"/>
        </table:table-row>
        <table:table-row table:style-name="ro1" table:number-rows-repeated="35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6379"/>
        </table:table-row>
        <table:table-row table:style-name="ro1" table:number-rows-repeated="80"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2"/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6:11.386959318</meta:creation-date>
    <dc:date>2023-01-05T00:15:24.775172211</dc:date>
    <meta:editing-duration>PT1H38M13S</meta:editing-duration>
    <meta:editing-cycles>6</meta:editing-cycles>
    <meta:generator>LibreOffice/7.4.3.2$Linux_X86_64 LibreOffice_project/40$Build-2</meta:generator>
    <meta:document-statistic meta:table-count="1" meta:cell-count="391" meta:object-count="0"/>
  </office:meta>
</office:document-meta>
</file>